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sans-serif"/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8993in" table:align="left" fo:background-color="#ffffff">
        <style:background-image/>
      </style:table-properties>
    </style:style>
    <style:style style:name="Table1.A" style:family="table-column">
      <style:table-column-properties style:column-width="1.1799in"/>
    </style:style>
    <style:style style:name="Table1.A1" style:family="table-cell">
      <style:table-cell-properties style:vertical-align="middle" fo:padding="0.1042in" fo:border="none"/>
    </style:style>
    <style:style style:name="Table2" style:family="table">
      <style:table-properties style:width="6.6924in" table:align="left" fo:background-color="#ffffff">
        <style:background-image/>
      </style:table-properties>
    </style:style>
    <style:style style:name="Table2.A" style:family="table-column">
      <style:table-column-properties style:column-width="1.3472in"/>
    </style:style>
    <style:style style:name="Table2.B" style:family="table-column">
      <style:table-column-properties style:column-width="5.3451in"/>
    </style:style>
    <style:style style:name="Table2.A1" style:family="table-cell">
      <style:table-cell-properties fo:background-color="#17365d" fo:padding="0.0194in" fo:border-left="0.0139in solid #808080" fo:border-right="none" fo:border-top="0.0139in solid #808080" fo:border-bottom="0.0139in solid #808080">
        <style:background-image/>
      </style:table-cell-properties>
    </style:style>
    <style:style style:name="Table2.B1" style:family="table-cell">
      <style:table-cell-properties fo:background-color="#17365d" fo:padding="0.0194in" fo:border="0.0139in solid #808080">
        <style:background-image/>
      </style:table-cell-properties>
    </style:style>
    <style:style style:name="Table2.A2" style:family="table-cell">
      <style:table-cell-properties fo:padding="0.0194in" fo:border-left="0.0139in solid #808080" fo:border-right="none" fo:border-top="none" fo:border-bottom="0.0139in solid #808080"/>
    </style:style>
    <style:style style:name="Table2.B2" style:family="table-cell">
      <style:table-cell-properties fo:padding="0.0194in" fo:border-left="0.0139in solid #808080" fo:border-right="0.0139in solid #808080" fo:border-top="none" fo:border-bottom="0.0139in solid #80808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margin-top="0in" fo:margin-bottom="0.0937in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0937in" fo:orphans="2" fo:widows="2" fo:text-indent="0in" style:auto-text-indent="false"/>
      <style:text-properties fo:font-variant="normal" fo:text-transform="none" fo:color="#333333" fo:letter-spacing="normal"/>
    </style:style>
    <style:style style:name="P4" style:family="paragraph" style:parent-style-name="Text_20_body" style:list-style-name="L1">
      <style:paragraph-properties fo:margin-left="0in" fo:margin-right="0in" fo:margin-top="0in" fo:margin-bottom="0in" style:line-height-at-least="0.1874in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top="0in" fo:margin-bottom="0in" style:line-height-at-least="0.1874in" fo:orphans="2" fo:widows="2" fo:padding="0in" fo:border="none"/>
    </style:style>
    <style:style style:name="P6" style:family="paragraph" style:parent-style-name="Text_20_body" style:list-style-name="L1">
      <style:paragraph-properties fo:margin-top="0in" fo:margin-bottom="0in" style:line-height-at-least="0.1874in" fo:orphans="2" fo:widows="2" fo:padding="0in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7" style:family="paragraph" style:parent-style-name="Table_20_Contents">
      <style:paragraph-properties fo:margin-left="0in" fo:margin-right="0in" fo:margin-top="0in" fo:margin-bottom="0in" fo:text-indent="0in" style:auto-text-indent="false" fo:padding-left="0.0752in" fo:padding-right="0.0752in" fo:padding-top="0.0193in" fo:padding-bottom="0.0193in" fo:border="0.0138in solid #000000"/>
      <style:text-properties fo:color="#ffffff" fo:font-size="14pt"/>
    </style:style>
    <style:style style:name="P8" style:family="paragraph" style:parent-style-name="Table_20_Contents">
      <style:paragraph-properties fo:margin-left="0in" fo:margin-right="0in" fo:margin-top="0in" fo:margin-bottom="0in" fo:text-indent="0in" style:auto-text-indent="false" fo:padding="0.0193in" fo:border="0.0138in solid #000000"/>
    </style:style>
    <style:style style:name="T1" style:family="text">
      <style:text-properties fo:color="#095197" style:text-line-through-style="none" fo:font-size="12pt" style:text-underline-style="none" fo:font-weight="bold" style:text-blinking="false"/>
    </style:style>
    <style:style style:name="T2" style:family="text">
      <style:text-properties fo:color="#095197" style:text-line-through-style="none" style:font-name="Calibri" fo:font-size="14pt" style:text-underline-style="none" fo:font-weight="bold" style:text-blinking="false"/>
    </style:style>
    <style:style style:name="T3" style:family="text">
      <style:text-properties fo:color="#095197" style:text-line-through-style="none" fo:font-size="14pt" style:text-underline-style="none" style:text-blinking="false"/>
    </style:style>
    <style:style style:name="T4" style:family="text">
      <style:text-properties fo:color="#ff0000" fo:font-size="12pt" fo:font-weight="bold"/>
    </style:style>
    <style:style style:name="T5" style:family="text">
      <style:text-properties style:font-name="Helvetica Neue" fo:font-size="10.5pt" fo:font-style="normal" fo:font-weight="normal"/>
    </style:style>
    <style:style style:name="T6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7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8" style:family="text">
      <style:text-properties style:font-name="Calibri" fo:font-size="14pt" fo:font-style="italic"/>
    </style:style>
    <style:style style:name="T9" style:family="text">
      <style:text-properties style:font-name="Calibri" fo:font-size="14pt" fo:font-style="italic" fo:font-weight="bold"/>
    </style:style>
    <style:style style:name="T10" style:family="text">
      <style:text-properties style:font-name="Calibri" fo:font-size="14pt" fo:font-weight="bold"/>
    </style:style>
    <style:style style:name="T11" style:family="text">
      <style:text-properties fo:font-size="14pt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20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Keywords in Java:</text:p>
      <text:p text:style-name="Standard"/>
      <text:p text:style-name="Standard"><text:s text:c="4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<text:a xlink:type="simple" xlink:href="http://www.codejava.net/java-core/the-java-language/abstract-keyword"><text:span text:style-name="Strong_20_Emphasis"><text:span text:style-name="T1">abstract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java-keyword-assert"><text:span text:style-name="Strong_20_Emphasis"><text:span text:style-name="T1">assert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boolean-keyword"><text:span text:style-name="Strong_20_Emphasis"><text:span text:style-name="T1">boolean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break-keyword"><text:span text:style-name="Strong_20_Emphasis"><text:span text:style-name="T1">break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byte-keyword"><text:span text:style-name="Strong_20_Emphasis"><text:span text:style-name="T1">byte</text:span>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codejava.net/java-core/the-java-language/switch-case-construct"><text:span text:style-name="Strong_20_Emphasis"><text:span text:style-name="T1">case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try-catch-finally-construct"><text:span text:style-name="Strong_20_Emphasis"><text:span text:style-name="T1">catch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char-keyword"><text:span text:style-name="Strong_20_Emphasis"><text:span text:style-name="T1">char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class-keyword"><text:span text:style-name="Strong_20_Emphasis"><text:span text:style-name="T1">class</text:span></text:span></text:a></text:p>
          </table:table-cell>
          <table:table-cell table:style-name="Table1.A1" office:value-type="string">
            <text:p text:style-name="Table_20_Contents"><text:span text:style-name="Strong_20_Emphasis"><text:span text:style-name="T4">const</text:span>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codejava.net/java-core/the-java-language/continue-keyword"><text:span text:style-name="Strong_20_Emphasis"><text:span text:style-name="T1">continue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switch-case-construct"><text:span text:style-name="Strong_20_Emphasis"><text:span text:style-name="T1">default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do-while-construct"><text:span text:style-name="Strong_20_Emphasis"><text:span text:style-name="T1">do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double-keyword"><text:span text:style-name="Strong_20_Emphasis"><text:span text:style-name="T1">double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if-else-construct"><text:span text:style-name="Strong_20_Emphasis"><text:span text:style-name="T1">else</text:span>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codejava.net/java-core/the-java-language/enum-keyword"><text:span text:style-name="Strong_20_Emphasis"><text:span text:style-name="T1">enum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extends-keyword"><text:span text:style-name="Strong_20_Emphasis"><text:span text:style-name="T1">extends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final-keyword"><text:span text:style-name="Strong_20_Emphasis"><text:span text:style-name="T1">final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try-catch-finally-construct"><text:span text:style-name="Strong_20_Emphasis"><text:span text:style-name="T1">finally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float-keyword"><text:span text:style-name="Strong_20_Emphasis"><text:span text:style-name="T1">float</text:span>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codejava.net/java-core/the-java-language/for-keyword"><text:span text:style-name="Strong_20_Emphasis"><text:span text:style-name="T1">for</text:span></text:span></text:a></text:p>
          </table:table-cell>
          <table:table-cell table:style-name="Table1.A1" office:value-type="string">
            <text:p text:style-name="Table_20_Contents"><text:span text:style-name="Strong_20_Emphasis"><text:span text:style-name="T4">goto</text:span></text:span></text:p>
          </table:table-cell>
          <table:table-cell table:style-name="Table1.A1" office:value-type="string">
            <text:p text:style-name="Table_20_Contents"><text:a xlink:type="simple" xlink:href="http://www.codejava.net/java-core/the-java-language/if-else-construct"><text:span text:style-name="Strong_20_Emphasis"><text:span text:style-name="T1">if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implements-keyword"><text:span text:style-name="Strong_20_Emphasis"><text:span text:style-name="T1">implements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import-keyword"><text:span text:style-name="Strong_20_Emphasis"><text:span text:style-name="T1">import</text:span>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codejava.net/java-core/the-java-language/instanceof-keyword"><text:span text:style-name="Strong_20_Emphasis"><text:span text:style-name="T1">instanceof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int-keyword"><text:span text:style-name="Strong_20_Emphasis"><text:span text:style-name="T1">int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interface-keyword"><text:span text:style-name="Strong_20_Emphasis"><text:span text:style-name="T1">interface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long-keyword"><text:span text:style-name="Strong_20_Emphasis"><text:span text:style-name="T1">long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native-keyword"><text:span text:style-name="Strong_20_Emphasis"><text:span text:style-name="T1">native</text:span>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codejava.net/java-core/the-java-language/new-keyword"><text:span text:style-name="Strong_20_Emphasis"><text:span text:style-name="T1">new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package-keyword"><text:span text:style-name="Strong_20_Emphasis"><text:span text:style-name="T1">package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private-keyword"><text:span text:style-name="Strong_20_Emphasis"><text:span text:style-name="T1">private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protected-keyword"><text:span text:style-name="Strong_20_Emphasis"><text:span text:style-name="T1">protected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public-keyword"><text:span text:style-name="Strong_20_Emphasis"><text:span text:style-name="T1">public</text:span>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codejava.net/java-core/the-java-language/return-keyword"><text:span text:style-name="Strong_20_Emphasis"><text:span text:style-name="T1">return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short-keyword"><text:span text:style-name="Strong_20_Emphasis"><text:span text:style-name="T1">short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java-keyword-static"><text:span text:style-name="Strong_20_Emphasis"><text:span text:style-name="T1">static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java-keyword-strictfp"><text:span text:style-name="Strong_20_Emphasis"><text:span text:style-name="T1">strictfp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super-keyword"><text:span text:style-name="Strong_20_Emphasis"><text:span text:style-name="T1">super</text:span>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codejava.net/java-core/the-java-language/switch-case-construct"><text:span text:style-name="Strong_20_Emphasis"><text:span text:style-name="T1">switch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synchronized-keyword"><text:span text:style-name="Strong_20_Emphasis"><text:span text:style-name="T1">synchronized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this-keyword"><text:span text:style-name="Strong_20_Emphasis"><text:span text:style-name="T1">this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throw-and-throws-keywords"><text:span text:style-name="Strong_20_Emphasis"><text:span text:style-name="T1">throw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throw-and-throws-keywords"><text:span text:style-name="Strong_20_Emphasis"><text:span text:style-name="T1">throws</text:span>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codejava.net/java-core/the-java-language/transient-keyword"><text:span text:style-name="Strong_20_Emphasis"><text:span text:style-name="T1">transient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try-catch-finally-construct"><text:span text:style-name="Strong_20_Emphasis"><text:span text:style-name="T1">try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void-keyword"><text:span text:style-name="Strong_20_Emphasis"><text:span text:style-name="T1">void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volatile-keyword"><text:span text:style-name="Strong_20_Emphasis"><text:span text:style-name="T1">volatile</text:span></text:span></text:a></text:p>
          </table:table-cell>
          <table:table-cell table:style-name="Table1.A1" office:value-type="string">
            <text:p text:style-name="Table_20_Contents"><text:a xlink:type="simple" xlink:href="http://www.codejava.net/java-core/the-java-language/do-while-construct"><text:span text:style-name="Strong_20_Emphasis"><text:span text:style-name="T1">while</text:span></text:span></text:a></text:p>
          </table:table-cell>
        </table:table-row>
      </table:table>
      <text:p text:style-name="Standard"/>
      <text:p text:style-name="Standard"/>
      <text:p text:style-name="P2">Some noteworthy points regarding Java keywords:</text:p>
      <text:list xml:id="list4301088493580273101" text:style-name="L1">
        <text:list-item>
          <text:list>
            <text:list-item>
              <text:p text:style-name="P4"><text:span text:style-name="Strong_20_Emphasis"><text:span text:style-name="T6">const </text:span></text:span><text:span text:style-name="T7">and </text:span><text:span text:style-name="Strong_20_Emphasis"><text:span text:style-name="T6">goto </text:span></text:span><text:span text:style-name="T7">are resevered words but not used.</text:span></text:p>
            </text:list-item>
            <text:list-item>
              <text:p text:style-name="P5"><text:span text:style-name="Strong_20_Emphasis"><text:span text:style-name="T6">True</text:span></text:span><text:span text:style-name="T7">, </text:span><text:span text:style-name="Strong_20_Emphasis"><text:span text:style-name="T6">false </text:span></text:span><text:span text:style-name="T7">and </text:span><text:span text:style-name="Strong_20_Emphasis"><text:span text:style-name="T6">null </text:span></text:span><text:span text:style-name="T7">are literals, not keywords.</text:span></text:p>
            </text:list-item>
            <text:list-item>
              <text:p text:style-name="P6">all keywords are in lower-case.</text:p>
            </text:list-item>
          </text:list>
        </text:list-item>
      </text:list>
      <text:p text:style-name="P3"> <text:span text:style-name="T5">The following table shows the keywords grouped by category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ategory</text:p>
          </table:table-cell>
          <table:table-cell table:style-name="Table2.B1" office:value-type="string">
            <text:p text:style-name="P7">Keywords</text:p>
          </table:table-cell>
        </table:table-row>
        <table:table-row>
          <table:table-cell table:style-name="Table2.A2" office:value-type="string">
            <text:p text:style-name="P8"><text:span text:style-name="Emphasis"><text:span text:style-name="T8">Access modifiers</text:span></text:span></text:p>
          </table:table-cell>
          <table:table-cell table:style-name="Table2.B2" office:value-type="string">
            <text:p text:style-name="P8"><text:a xlink:type="simple" xlink:href="http://www.codejava.net/java-core/the-java-language/private-keyword"><text:span text:style-name="Strong_20_Emphasis"><text:span text:style-name="T2">private</text:span></text:span></text:a><text:span text:style-name="Emphasis"><text:span text:style-name="T8">, </text:span></text:span><text:a xlink:type="simple" xlink:href="http://www.codejava.net/java-core/the-java-language/protected-keyword"><text:span text:style-name="Strong_20_Emphasis"><text:span text:style-name="T2">protected</text:span></text:span></text:a><text:span text:style-name="T11">,</text:span><text:a xlink:type="simple" xlink:href="http://www.codejava.net/java-core/the-java-language/public-keyword"><text:span text:style-name="Strong_20_Emphasis"><text:span text:style-name="T3"> </text:span></text:span></text:a><text:a xlink:type="simple" xlink:href="http://www.codejava.net/java-core/the-java-language/public-keyword"><text:span text:style-name="Strong_20_Emphasis"><text:span text:style-name="T2">public</text:span></text:span></text:a></text:p>
          </table:table-cell>
        </table:table-row>
        <table:table-row>
          <table:table-cell table:style-name="Table2.A2" office:value-type="string">
            <text:p text:style-name="P8"><text:span text:style-name="Emphasis"><text:span text:style-name="T8">Class, method, variable modifiers</text:span></text:span></text:p>
          </table:table-cell>
          <table:table-cell table:style-name="Table2.B2" office:value-type="string">
            <text:p text:style-name="P8"><text:a xlink:type="simple" xlink:href="http://www.codejava.net/java-core/the-java-language/abstract-keyword"><text:span text:style-name="Strong_20_Emphasis"><text:span text:style-name="T2">abstract</text:span></text:span></text:a><text:span text:style-name="Emphasis"><text:span text:style-name="T8">, </text:span></text:span><text:a xlink:type="simple" xlink:href="http://www.codejava.net/java-core/the-java-language/class-keyword"><text:span text:style-name="Strong_20_Emphasis"><text:span text:style-name="T2">class</text:span></text:span></text:a><text:span text:style-name="Emphasis"><text:span text:style-name="T9">, </text:span></text:span><text:a xlink:type="simple" xlink:href="http://www.codejava.net/java-core/the-java-language/extends-keyword"><text:span text:style-name="Strong_20_Emphasis"><text:span text:style-name="T2">extends</text:span></text:span></text:a><text:span text:style-name="Emphasis"><text:span text:style-name="T9">, </text:span></text:span><text:a xlink:type="simple" xlink:href="http://www.codejava.net/java-core/the-java-language/final-keyword"><text:span text:style-name="Strong_20_Emphasis"><text:span text:style-name="T2">final</text:span></text:span></text:a><text:span text:style-name="Emphasis"><text:span text:style-name="T9">, </text:span></text:span><text:a xlink:type="simple" xlink:href="http://www.codejava.net/java-core/the-java-language/implements-keyword"><text:span text:style-name="Strong_20_Emphasis"><text:span text:style-name="T2">implements</text:span></text:span></text:a><text:span text:style-name="Emphasis"><text:span text:style-name="T9">, </text:span></text:span><text:a xlink:type="simple" xlink:href="http://www.codejava.net/java-core/the-java-language/interface-keyword"><text:span text:style-name="Strong_20_Emphasis"><text:span text:style-name="T2">interface</text:span></text:span></text:a><text:span text:style-name="Emphasis"><text:span text:style-name="T9">, </text:span></text:span><text:a xlink:type="simple" xlink:href="http://www.codejava.net/java-core/the-java-language/native-keyword"><text:span text:style-name="Strong_20_Emphasis"><text:span text:style-name="T2">native</text:span></text:span></text:a><text:span text:style-name="Emphasis"><text:span text:style-name="T9">, </text:span></text:span><text:a xlink:type="simple" xlink:href="http://www.codejava.net/java-core/the-java-language/new-keyword"><text:span text:style-name="Strong_20_Emphasis"><text:span text:style-name="T1">new</text:span></text:span></text:a><text:span text:style-name="Emphasis"><text:span text:style-name="T9">,</text:span></text:span><text:a xlink:type="simple" xlink:href="http://www.codejava.net/java-core/the-java-language/java-keyword-static"><text:span text:style-name="Strong_20_Emphasis"><text:span text:style-name="T2">static</text:span></text:span></text:a><text:span text:style-name="Emphasis"><text:span text:style-name="T9">, </text:span></text:span><text:a xlink:type="simple" xlink:href="http://www.codejava.net/java-core/the-java-language/java-keyword-strictfp"><text:span text:style-name="Strong_20_Emphasis"><text:span text:style-name="T2">strictfp</text:span></text:span></text:a><text:span text:style-name="Emphasis"><text:span text:style-name="T9">, </text:span></text:span><text:a xlink:type="simple" xlink:href="http://www.codejava.net/java-core/the-java-language/synchronized-keyword"><text:span text:style-name="Strong_20_Emphasis"><text:span text:style-name="T2">synchronized</text:span></text:span></text:a><text:span text:style-name="Emphasis"><text:span text:style-name="T9">, </text:span></text:span><text:a xlink:type="simple" xlink:href="http://codejava.net/java-core/the-java-language/transient-keyword"><text:span text:style-name="Strong_20_Emphasis"><text:span text:style-name="T2">transient</text:span></text:span></text:a><text:span text:style-name="Emphasis"><text:span text:style-name="T9">, </text:span></text:span><text:a xlink:type="simple" xlink:href="http://www.codejava.net/java-core/the-java-language/volatile-keyword"><text:span text:style-name="Strong_20_Emphasis"><text:span text:style-name="T2">volatile</text:span></text:span></text:a></text:p>
          </table:table-cell>
        </table:table-row>
        <table:table-row>
          <table:table-cell table:style-name="Table2.A2" office:value-type="string">
            <text:p text:style-name="P8"><text:span text:style-name="Emphasis"><text:span text:style-name="T8">Flow control</text:span></text:span></text:p>
          </table:table-cell>
          <table:table-cell table:style-name="Table2.B2" office:value-type="string">
            <text:p text:style-name="P8"><text:a xlink:type="simple" xlink:href="http://www.codejava.net/java-core/the-java-language/break-keyword"><text:span text:style-name="Strong_20_Emphasis"><text:span text:style-name="T2">break</text:span></text:span></text:a><text:span text:style-name="Strong_20_Emphasis"><text:span text:style-name="T10">, </text:span></text:span><text:a xlink:type="simple" xlink:href="http://www.codejava.net/java-core/the-java-language/switch-case-construct"><text:span text:style-name="Strong_20_Emphasis"><text:span text:style-name="T2">case</text:span></text:span></text:a><text:span text:style-name="Strong_20_Emphasis"><text:span text:style-name="T10">, </text:span></text:span><text:a xlink:type="simple" xlink:href="http://www.codejava.net/java-core/the-java-language/continue-keyword"><text:span text:style-name="Strong_20_Emphasis"><text:span text:style-name="T2">continue</text:span></text:span></text:a><text:span text:style-name="Strong_20_Emphasis"><text:span text:style-name="T10">, </text:span></text:span><text:a xlink:type="simple" xlink:href="http://www.codejava.net/java-core/the-java-language/switch-case-construct"><text:span text:style-name="Strong_20_Emphasis"><text:span text:style-name="T2">default</text:span></text:span></text:a><text:span text:style-name="Strong_20_Emphasis"><text:span text:style-name="T10">, </text:span></text:span><text:a xlink:type="simple" xlink:href="http://www.codejava.net/java-core/the-java-language/do-while-construct"><text:span text:style-name="Strong_20_Emphasis"><text:span text:style-name="T2">do</text:span></text:span></text:a><text:span text:style-name="Strong_20_Emphasis"><text:span text:style-name="T10">, </text:span></text:span><text:a xlink:type="simple" xlink:href="http://www.codejava.net/java-core/the-java-language/if-else-construct"><text:span text:style-name="Strong_20_Emphasis"><text:span text:style-name="T2">else</text:span></text:span></text:a><text:span text:style-name="Strong_20_Emphasis"><text:span text:style-name="T10">, </text:span></text:span><text:a xlink:type="simple" xlink:href="http://www.codejava.net/java-core/the-java-language/for-keyword"><text:span text:style-name="Strong_20_Emphasis"><text:span text:style-name="T2">for</text:span></text:span></text:a><text:span text:style-name="Strong_20_Emphasis"><text:span text:style-name="T10">, </text:span></text:span><text:a xlink:type="simple" xlink:href="http://www.codejava.net/java-core/the-java-language/if-else-construct"><text:span text:style-name="Strong_20_Emphasis"><text:span text:style-name="T2">if</text:span></text:span></text:a><text:span text:style-name="Strong_20_Emphasis"><text:span text:style-name="T10">, </text:span></text:span><text:a xlink:type="simple" xlink:href="http://www.codejava.net/java-core/the-java-language/instanceof-keyword"><text:span text:style-name="Strong_20_Emphasis"><text:span text:style-name="T2">instanceof</text:span></text:span></text:a><text:span text:style-name="Strong_20_Emphasis"><text:span text:style-name="T10">, </text:span></text:span><text:a xlink:type="simple" xlink:href="http://www.codejava.net/java-core/the-java-language/return-keyword"><text:span text:style-name="Strong_20_Emphasis"><text:span text:style-name="T2">return</text:span></text:span></text:a><text:span text:style-name="Strong_20_Emphasis"><text:span text:style-name="T10">,</text:span></text:span><text:a xlink:type="simple" xlink:href="http://www.codejava.net/java-core/the-java-language/switch-case-construct"><text:span text:style-name="Strong_20_Emphasis"><text:span text:style-name="T2">switch</text:span></text:span></text:a><text:span text:style-name="Strong_20_Emphasis"><text:span text:style-name="T10">, </text:span></text:span><text:a xlink:type="simple" xlink:href="http://www.codejava.net/java-core/the-java-language/do-while-construct"><text:span text:style-name="Strong_20_Emphasis"><text:span text:style-name="T2">while</text:span></text:span></text:a></text:p>
          </table:table-cell>
        </table:table-row>
        <table:table-row>
          <table:table-cell table:style-name="Table2.A2" office:value-type="string">
            <text:p text:style-name="P8"><text:span text:style-name="Emphasis"><text:span text:style-name="T8">Package control</text:span></text:span></text:p>
          </table:table-cell>
          <table:table-cell table:style-name="Table2.B2" office:value-type="string">
            <text:p text:style-name="P8"><text:a xlink:type="simple" xlink:href="http://www.codejava.net/java-core/the-java-language/import-keyword"><text:span text:style-name="Strong_20_Emphasis"><text:span text:style-name="T2">import</text:span></text:span></text:a><text:span text:style-name="Strong_20_Emphasis"><text:span text:style-name="T10">, </text:span></text:span><text:a xlink:type="simple" xlink:href="http://www.codejava.net/java-core/the-java-language/package-keyword"><text:span text:style-name="Strong_20_Emphasis"><text:span text:style-name="T2">package</text:span></text:span></text:a></text:p>
          </table:table-cell>
        </table:table-row>
        <table:table-row>
          <table:table-cell table:style-name="Table2.A2" office:value-type="string">
            <text:p text:style-name="P8"><text:span text:style-name="Emphasis"><text:span text:style-name="T8">Primitive types</text:span></text:span></text:p>
          </table:table-cell>
          <table:table-cell table:style-name="Table2.B2" office:value-type="string">
            <text:p text:style-name="P8"><text:a xlink:type="simple" xlink:href="http://www.codejava.net/java-core/the-java-language/boolean-keyword"><text:span text:style-name="Strong_20_Emphasis"><text:span text:style-name="T2">boolean</text:span></text:span></text:a><text:span text:style-name="Strong_20_Emphasis"><text:span text:style-name="T10">, </text:span></text:span><text:a xlink:type="simple" xlink:href="http://www.codejava.net/java-core/the-java-language/byte-keyword"><text:span text:style-name="Strong_20_Emphasis"><text:span text:style-name="T2">byte</text:span></text:span></text:a><text:span text:style-name="Strong_20_Emphasis"><text:span text:style-name="T10">, </text:span></text:span><text:a xlink:type="simple" xlink:href="http://www.codejava.net/java-core/the-java-language/char-keyword"><text:span text:style-name="Strong_20_Emphasis"><text:span text:style-name="T2">char</text:span></text:span></text:a><text:span text:style-name="Strong_20_Emphasis"><text:span text:style-name="T10">, </text:span></text:span><text:a xlink:type="simple" xlink:href="http://www.codejava.net/java-core/the-java-language/double-keyword"><text:span text:style-name="Strong_20_Emphasis"><text:span text:style-name="T2">double</text:span></text:span></text:a><text:span text:style-name="Strong_20_Emphasis"><text:span text:style-name="T10">, </text:span></text:span><text:a xlink:type="simple" xlink:href="http://www.codejava.net/java-core/the-java-language/float-keyword"><text:span text:style-name="Strong_20_Emphasis"><text:span text:style-name="T2">float</text:span></text:span></text:a><text:span text:style-name="Strong_20_Emphasis"><text:span text:style-name="T10">, </text:span></text:span><text:a xlink:type="simple" xlink:href="http://www.codejava.net/java-core/the-java-language/int-keyword"><text:span text:style-name="Strong_20_Emphasis"><text:span text:style-name="T2">int</text:span></text:span></text:a><text:span text:style-name="Strong_20_Emphasis"><text:span text:style-name="T10">, </text:span></text:span><text:a xlink:type="simple" xlink:href="http://www.codejava.net/java-core/the-java-language/long-keyword"><text:span text:style-name="Strong_20_Emphasis"><text:span text:style-name="T2">long</text:span></text:span></text:a><text:span text:style-name="Strong_20_Emphasis"><text:span text:style-name="T10">, </text:span></text:span><text:a xlink:type="simple" xlink:href="http://www.codejava.net/java-core/the-java-language/short-keyword"><text:span text:style-name="Strong_20_Emphasis"><text:span text:style-name="T2">short</text:span></text:span></text:a></text:p>
          </table:table-cell>
        </table:table-row>
        <table:table-row>
          <table:table-cell table:style-name="Table2.A2" office:value-type="string">
            <text:p text:style-name="P8"><text:span text:style-name="Emphasis"><text:span text:style-name="T8">Error handling</text:span></text:span></text:p>
          </table:table-cell>
          <table:table-cell table:style-name="Table2.B2" office:value-type="string">
            <text:p text:style-name="P8"><text:a xlink:type="simple" xlink:href="http://www.codejava.net/java-core/the-java-language/java-keyword-assert"><text:span text:style-name="Strong_20_Emphasis"><text:span text:style-name="T2">assert</text:span></text:span></text:a><text:span text:style-name="Strong_20_Emphasis"><text:span text:style-name="T10">, </text:span></text:span><text:a xlink:type="simple" xlink:href="http://www.codejava.net/java-core/the-java-language/try-catch-finally-construct"><text:span text:style-name="Strong_20_Emphasis"><text:span text:style-name="T2">catch</text:span></text:span></text:a><text:span text:style-name="Strong_20_Emphasis"><text:span text:style-name="T10">, </text:span></text:span><text:a xlink:type="simple" xlink:href="http://www.codejava.net/java-core/the-java-language/try-catch-finally-construct"><text:span text:style-name="Strong_20_Emphasis"><text:span text:style-name="T2">finally</text:span></text:span></text:a><text:span text:style-name="Strong_20_Emphasis"><text:span text:style-name="T10">, </text:span></text:span><text:a xlink:type="simple" xlink:href="http://www.codejava.net/java-core/the-java-language/throw-and-throws-keywords"><text:span text:style-name="Strong_20_Emphasis"><text:span text:style-name="T2">throw</text:span></text:span></text:a><text:span text:style-name="Strong_20_Emphasis"><text:span text:style-name="T10">, </text:span></text:span><text:a xlink:type="simple" xlink:href="http://www.codejava.net/java-core/the-java-language/throw-and-throws-keywords"><text:span text:style-name="Strong_20_Emphasis"><text:span text:style-name="T2">throws</text:span></text:span></text:a><text:span text:style-name="Strong_20_Emphasis"><text:span text:style-name="T10">, </text:span></text:span><text:a xlink:type="simple" xlink:href="http://www.codejava.net/java-core/the-java-language/try-catch-finally-construct"><text:span text:style-name="Strong_20_Emphasis"><text:span text:style-name="T2">try</text:span></text:span></text:a></text:p>
          </table:table-cell>
        </table:table-row>
        <text:soft-page-break/>
        <table:table-row>
          <table:table-cell table:style-name="Table2.A2" office:value-type="string">
            <text:p text:style-name="P8"><text:span text:style-name="Emphasis"><text:span text:style-name="T8">Enumeration</text:span></text:span></text:p>
          </table:table-cell>
          <table:table-cell table:style-name="Table2.B2" office:value-type="string">
            <text:p text:style-name="P8"><text:a xlink:type="simple" xlink:href="http://www.codejava.net/java-core/the-java-language/enum-keyword"><text:span text:style-name="Strong_20_Emphasis"><text:span text:style-name="T2">enum</text:span></text:span></text:a></text:p>
          </table:table-cell>
        </table:table-row>
        <table:table-row>
          <table:table-cell table:style-name="Table2.A2" office:value-type="string">
            <text:p text:style-name="P8"><text:span text:style-name="Emphasis"><text:span text:style-name="T8">Others</text:span></text:span></text:p>
          </table:table-cell>
          <table:table-cell table:style-name="Table2.B2" office:value-type="string">
            <text:p text:style-name="P8"><text:a xlink:type="simple" xlink:href="http://www.codejava.net/java-core/the-java-language/super-keyword"><text:span text:style-name="Strong_20_Emphasis"><text:span text:style-name="T2">super</text:span></text:span></text:a><text:span text:style-name="Strong_20_Emphasis"><text:span text:style-name="T10">, </text:span></text:span><text:a xlink:type="simple" xlink:href="http://www.codejava.net/java-core/the-java-language/this-keyword"><text:span text:style-name="Strong_20_Emphasis"><text:span text:style-name="T2">this</text:span></text:span></text:a><text:span text:style-name="Strong_20_Emphasis"><text:span text:style-name="T10">, </text:span></text:span><text:a xlink:type="simple" xlink:href="http://www.codejava.net/java-core/the-java-language/void-keyword"><text:span text:style-name="Strong_20_Emphasis"><text:span text:style-name="T2">void</text:span></text:span></text:a></text:p>
          </table:table-cell>
        </table:table-row>
        <table:table-row>
          <table:table-cell table:style-name="Table2.A2" office:value-type="string">
            <text:p text:style-name="P8"><text:span text:style-name="Emphasis"><text:span text:style-name="T8">Unused</text:span></text:span></text:p>
          </table:table-cell>
          <table:table-cell table:style-name="Table2.B2" office:value-type="string">
            <text:p text:style-name="P8"><text:span text:style-name="Strong_20_Emphasis"><text:span text:style-name="T10">const, goto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sans-serif"/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S</meta:editing-duration>
    <meta:editing-cycles>6</meta:editing-cycles>
    <meta:generator>OpenOffice/4.0.1$Win32 OpenOffice.org_project/401m5$Build-9714</meta:generator>
    <dc:date>2017-05-16T16:32:06.81</dc:date>
    <meta:document-statistic meta:table-count="2" meta:image-count="0" meta:object-count="0" meta:page-count="2" meta:paragraph-count="77" meta:word-count="160" meta:character-count="1060"/>
    <meta:user-defined meta:name="Info 1"/>
    <meta:user-defined meta:name="Info 2"/>
    <meta:user-defined meta:name="Info 3"/>
    <meta:user-defined meta:name="Info 4"/>
  </office:meta>
</office:document-meta>
</file>